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eed6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f29d17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arial">
      <style:paragraph-properties fo:line-height="150%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7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c35c3b" style:font-style-asian="normal" style:font-style-complex="normal"/>
    </style:style>
    <style:style style:name="P8" style:family="paragraph" style:parent-style-name="arial" style:list-style-name="L1">
      <style:paragraph-properties fo:line-height="150%"/>
      <style:text-properties style:font-name="Times New Roman" fo:font-style="normal" officeooo:rsid="00eb2e84" officeooo:paragraph-rsid="00eb2e84" style:font-style-asian="normal" style:font-style-complex="normal"/>
    </style:style>
    <style:style style:name="P9" style:family="paragraph" style:parent-style-name="arial" style:list-style-name="L1">
      <style:paragraph-properties fo:line-height="150%"/>
      <style:text-properties style:font-name="Times New Roman" fo:font-style="normal" officeooo:rsid="00ff24f9" officeooo:paragraph-rsid="00ff24f9" style:font-style-asian="normal" style:font-style-complex="normal"/>
    </style:style>
    <style:style style:name="P10" style:family="paragraph" style:parent-style-name="arial">
      <style:paragraph-properties fo:line-height="150%"/>
      <style:text-properties style:font-name="Times New Roman" fo:font-style="normal" officeooo:rsid="00ff24f9" officeooo:paragraph-rsid="00ff24f9" style:font-style-asian="normal" style:font-style-complex="normal"/>
    </style:style>
    <style:style style:name="P1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b2e84" officeooo:paragraph-rsid="00eb2e84" style:font-style-asian="normal" style:font-style-complex="normal"/>
    </style:style>
    <style:style style:name="P12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13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cff06" officeooo:paragraph-rsid="00f10962" style:font-style-asian="normal" style:font-style-complex="normal"/>
    </style:style>
    <style:style style:name="P1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6688" officeooo:paragraph-rsid="00ee6688" style:font-style-asian="normal" style:font-style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ed6d" officeooo:paragraph-rsid="00eeed6d" style:font-style-asian="normal" style:font-style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10962" officeooo:paragraph-rsid="00f10962" style:font-style-asian="normal" style:font-style-complex="normal"/>
    </style:style>
    <style:style style:name="P17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24b18" officeooo:paragraph-rsid="00f24b18" style:font-style-asian="normal" style:font-style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24b18" officeooo:paragraph-rsid="01078d2c" style:font-style-asian="normal" style:font-style-complex="normal"/>
    </style:style>
    <style:style style:name="P19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29d17" officeooo:paragraph-rsid="00f29d17" style:font-style-asian="normal" style:font-style-complex="normal"/>
    </style:style>
    <style:style style:name="P20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5d2b1" officeooo:paragraph-rsid="00f5d2b1" style:font-style-asian="normal" style:font-style-complex="normal"/>
    </style:style>
    <style:style style:name="P2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5d2b1" officeooo:paragraph-rsid="00f29d17" style:font-style-asian="normal" style:font-style-complex="normal"/>
    </style:style>
    <style:style style:name="P22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f24f9" officeooo:paragraph-rsid="00ff24f9" style:font-style-asian="normal" style:font-style-complex="normal"/>
    </style:style>
    <style:style style:name="P23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0ec3b" officeooo:paragraph-rsid="0100ec3b" style:font-style-asian="normal" style:font-style-complex="normal"/>
    </style:style>
    <style:style style:name="P2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3c486" officeooo:paragraph-rsid="0103c486" style:font-style-asian="normal" style:font-style-complex="normal"/>
    </style:style>
    <style:style style:name="P25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78d2c" officeooo:paragraph-rsid="01078d2c" style:font-style-asian="normal" style:font-style-complex="normal"/>
    </style:style>
    <style:style style:name="P26" style:family="paragraph" style:parent-style-name="arial">
      <style:paragraph-properties fo:line-height="150%"/>
      <style:text-properties style:font-name="Times New Roman" fo:font-size="20pt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103c486" officeooo:paragraph-rsid="0103c486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T1" style:family="text">
      <style:text-properties officeooo:rsid="00c137b9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fo:font-style="italic" officeooo:rsid="00d402d4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e77479"/>
    </style:style>
    <style:style style:name="T6" style:family="text">
      <style:text-properties fo:language="en" fo:country="US" officeooo:rsid="00ec53c8"/>
    </style:style>
    <style:style style:name="T7" style:family="text">
      <style:text-properties fo:language="en" fo:country="US" officeooo:rsid="00f7ca4e"/>
    </style:style>
    <style:style style:name="T8" style:family="text">
      <style:text-properties fo:language="en" fo:country="US" officeooo:rsid="00ff24f9"/>
    </style:style>
    <style:style style:name="T9" style:family="text">
      <style:text-properties officeooo:rsid="00e91eb1"/>
    </style:style>
    <style:style style:name="T10" style:family="text">
      <style:text-properties officeooo:rsid="00d402d4"/>
    </style:style>
    <style:style style:name="T11" style:family="text">
      <style:text-properties officeooo:rsid="00ee6688"/>
    </style:style>
    <style:style style:name="T12" style:family="text">
      <style:text-properties officeooo:rsid="00f10962"/>
    </style:style>
    <style:style style:name="T13" style:family="text">
      <style:text-properties officeooo:rsid="00f29d17"/>
    </style:style>
    <style:style style:name="T14" style:family="text">
      <style:text-properties officeooo:rsid="00f4745d"/>
    </style:style>
    <style:style style:name="T15" style:family="text">
      <style:text-properties officeooo:rsid="00ff24f9"/>
    </style:style>
    <style:style style:name="T16" style:family="text">
      <style:text-properties officeooo:rsid="01023d41"/>
    </style:style>
    <style:style style:name="T17" style:family="text">
      <style:text-properties officeooo:rsid="0103c486"/>
    </style:style>
    <style:style style:name="T18" style:family="text">
      <style:text-properties officeooo:rsid="01057a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Lab<text:span text:style-name="T15">8</text:span> - <text:span text:style-name="T9">Kubernetes</text:span></text:p>
      <text:p text:style-name="P26">Initialize cluster</text:p>
      <text:list xml:id="list4024894754" text:style-name="L1">
        <text:list-item>
          <text:p text:style-name="P7"><text:span text:style-name="T10">cd </text:span><text:span text:style-name="T3">devops-lab/vagrant-ubuntu18-multiple</text:span><text:span text:style-name="T5"> </text:span><text:span text:style-name="T8">and start all vagrant VMs (Master, worker1 and worker2)</text:span></text:p>
        </text:list-item>
        <text:list-item>
          <text:p text:style-name="P8"><text:span text:style-name="T8">On the master VM</text:span><text:span text:style-name="T7">,</text:span><text:span text:style-name="T4"> initialize the </text:span><text:span text:style-name="T6">cluster</text:span><text:span text:style-name="T4"> (just like docker swarm)</text:span></text:p>
          <text:list>
            <text:list-item>
              <text:p text:style-name="P9"><text:span text:style-name="T4">What is generated by this command ?</text:span></text:p>
            </text:list-item>
            <text:list-item>
              <text:p text:style-name="P9"><text:span text:style-name="T4">Copy necessary commands to execute kubectl as simple user (no root user)</text:span></text:p>
            </text:list-item>
            <text:list-item>
              <text:p text:style-name="P9"><text:span text:style-name="T4">Apply flannel yaml file to create pods network</text:span></text:p>
            </text:list-item>
          </text:list>
        </text:list-item>
      </text:list>
      <text:p text:style-name="P10"><text:span text:style-name="T4"/></text:p>
      <text:list xml:id="list203459265411942" text:continue-numbering="true" text:style-name="L1">
        <text:list-item>
          <text:p text:style-name="P22">Check the cluster info. Is the cluster ready ?</text:p>
          <text:list>
            <text:list-item>
              <text:p text:style-name="P22">What node is ready on the cluster now ?</text:p>
            </text:list-item>
            <text:list-item>
              <text:p text:style-name="P23">List all system pods.</text:p>
            </text:list-item>
          </text:list>
        </text:list-item>
        <text:list-item>
          <text:p text:style-name="P11">Run kubeadm join on each worker node to join the kubernetes cluster.</text:p>
          <text:list>
            <text:list-item>
              <text:p text:style-name="P23"><text:span text:style-name="T16">On the master, check</text:span> all nodes <text:span text:style-name="T16">are</text:span> ready (1 master &amp; 2 workers)</text:p>
            </text:list-item>
          </text:list>
        </text:list-item>
      </text:list>
      <text:p text:style-name="P6"/>
      <text:p text:style-name="P3">Manage pods</text:p>
      <text:list xml:id="list203458484799354" text:continue-numbering="true" text:style-name="L1">
        <text:list-item>
          <text:p text:style-name="P12"><text:span text:style-name="T11">C</text:span>reate a pod through <text:span text:style-name="T11">pod.yml</text:span> y<text:span text:style-name="T11">a</text:span>ml file.</text:p>
          <text:list>
            <text:list-item>
              <text:p text:style-name="P14">On which node the pod is created ?</text:p>
            </text:list-item>
            <text:list-item>
              <text:p text:style-name="P14">What is the pod’s IP address ?</text:p>
            </text:list-item>
            <text:list-item>
              <text:p text:style-name="P14">What is the container’s name and ID ?</text:p>
            </text:list-item>
            <text:list-item>
              <text:p text:style-name="P14">What is the image’s name and ID ?</text:p>
            </text:list-item>
          </text:list>
        </text:list-item>
        <text:list-item>
          <text:p text:style-name="P15">Remo<text:span text:style-name="T18">v</text:span>e the pod from the cluster.</text:p>
        </text:list-item>
      </text:list>
      <text:p text:style-name="P4"/>
      <text:p text:style-name="P27">Deploy dockercoins application</text:p>
      <text:list xml:id="list203458601180688" text:continue-numbering="true" text:style-name="L1">
        <text:list-item>
          <text:p text:style-name="P24">We want to deploy the Dockercoins application on the k8s cluster. The deployment needs are as follows:</text:p>
          <text:list>
            <text:list-item>
              <text:p text:style-name="P25">frontend (1 replica) : webui</text:p>
            </text:list-item>
            <text:list-item>
              <text:p text:style-name="P25">backend (2 replicas) : rng, hasher and wrker</text:p>
            </text:list-item>
            <text:list-item>
              <text:p text:style-name="P25"><text:soft-page-break/>databse (1 replicas): redis</text:p>
              <text:p text:style-name="P18"/>
            </text:list-item>
          </text:list>
        </text:list-item>
      </text:list>
      <text:p text:style-name="P5">Manage <text:span text:style-name="T13">services</text:span></text:p>
      <text:list xml:id="list203458398255837" text:continue-numbering="true" text:style-name="L1"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0c137b9"/>
    </style:style>
    <style:style style:name="M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PI DevOps Tools Engineer<text:tab/><text:tab/>Labs</text:p>
      </style:header>
      <style:footer>
        <text:p text:style-name="MP2"><text:tab/><text:page-number text:select-page="current">2</text:page-number>/<text:span text:style-name="MT1">2<text:tab/></text:span><text:span text:style-name="MT2">Brahim HAMD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08:25.255083119</meta:creation-date>
    <dc:date>2021-05-18T20:34:51.908867674</dc:date>
    <meta:editing-duration>PT4H30M47S</meta:editing-duration>
    <meta:editing-cycles>211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16" meta:character-count="1125" meta:non-whitespace-character-count="956"/>
  </office:meta>
</office:document-meta>
</file>